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text-properties officeooo:paragraph-rsid="00789220"/>
    </style:style>
    <style:style style:name="P11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7b75ef"/>
    </style:style>
    <style:style style:name="P12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6eca92" officeooo:paragraph-rsid="007b75ef"/>
    </style:style>
    <style:style style:name="P13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7bef7c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3a77c6" officeooo:paragraph-rsid="00789220" style:font-style-asian="normal" style:font-weight-asian="normal" style:font-style-complex="normal" style:font-weight-complex="normal"/>
    </style:style>
    <style:style style:name="P15" style:family="paragraph" style:parent-style-name="Heading_20_2" style:master-page-name="Standard">
      <style:paragraph-properties style:page-number="auto"/>
      <style:text-properties fo:font-weight="bold" officeooo:paragraph-rsid="001d8c99" style:font-weight-asian="bold" style:font-weight-complex="bold"/>
    </style:style>
    <style:style style:name="P16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7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18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9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80bade"/>
    </style:style>
    <style:style style:name="P20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709c44"/>
    </style:style>
    <style:style style:name="P21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22" style:family="paragraph" style:parent-style-name="Text_20_body">
      <style:paragraph-properties fo:margin-left="6.5cm" fo:margin-right="0cm" fo:text-align="justify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23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802077"/>
    </style:style>
    <style:style style:name="P24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style:use-window-font-color="true" officeooo:rsid="006eca92" officeooo:paragraph-rsid="00802077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officeooo:rsid="001d8c99" style:font-size-asian="14pt" style:font-name-complex="Trebuchet MS" style:font-size-complex="15pt"/>
    </style:style>
    <style:style style:name="T6" style:family="text">
      <style:text-properties style:font-name="Calibri" fo:font-size="14pt" fo:language="en" fo:country="GB" officeooo:rsid="001e28eb" style:font-size-asian="14pt" style:font-name-complex="Trebuchet MS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a77c6" style:font-weight-asian="bold" style:font-weight-complex="bold"/>
    </style:style>
    <style:style style:name="T9" style:family="text">
      <style:text-properties fo:font-weight="bold" officeooo:rsid="00479585" style:font-weight-asian="bold" style:font-weight-complex="bold"/>
    </style:style>
    <style:style style:name="T10" style:family="text">
      <style:text-properties fo:font-weight="bold" officeooo:rsid="004a9491" style:font-weight-asian="bold" style:font-weight-complex="bold"/>
    </style:style>
    <style:style style:name="T11" style:family="text">
      <style:text-properties fo:font-weight="bold" officeooo:rsid="0055526b" style:font-weight-asian="bold" style:font-weight-complex="bold"/>
    </style:style>
    <style:style style:name="T12" style:family="text">
      <style:text-properties fo:language="en" fo:country="GB" fo:font-weight="bold" officeooo:rsid="00381df1" style:font-weight-asian="bold" style:font-weight-complex="bold"/>
    </style:style>
    <style:style style:name="T13" style:family="text">
      <style:text-properties fo:language="en" fo:country="GB" fo:font-weight="bold" officeooo:rsid="003a77c6" style:font-weight-asian="bold" style:font-weight-complex="bold"/>
    </style:style>
    <style:style style:name="T14" style:family="text">
      <style:text-properties fo:language="en" fo:country="GB" fo:font-weight="bold" officeooo:rsid="0055526b" style:font-weight-asian="bold" style:font-weight-complex="bold"/>
    </style:style>
    <style:style style:name="T15" style:family="text">
      <style:text-properties fo:language="en" fo:country="GB" officeooo:rsid="003a77c6"/>
    </style:style>
    <style:style style:name="T16" style:family="text">
      <style:text-properties fo:language="en" fo:country="GB" fo:font-weight="normal" officeooo:rsid="00479585" style:font-weight-asian="normal" style:font-weight-complex="normal"/>
    </style:style>
    <style:style style:name="T17" style:family="text">
      <style:text-properties fo:language="en" fo:country="GB" fo:font-weight="normal" officeooo:rsid="003a77c6" style:font-weight-asian="normal" style:font-weight-complex="normal"/>
    </style:style>
    <style:style style:name="T18" style:family="text">
      <style:text-properties fo:language="en" fo:country="GB" fo:font-weight="normal" officeooo:rsid="0055526b" style:font-weight-asian="normal" style:font-weight-complex="normal"/>
    </style:style>
    <style:style style:name="T19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1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3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4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7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28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29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30" style:family="text">
      <style:text-properties fo:language="en" fo:country="GB" officeooo:rsid="004a9491"/>
    </style:style>
    <style:style style:name="T31" style:family="text">
      <style:text-properties fo:language="en" fo:country="GB" officeooo:rsid="0080bade"/>
    </style:style>
    <style:style style:name="T32" style:family="text">
      <style:text-properties fo:language="en" fo:country="GB" officeooo:rsid="00825187"/>
    </style:style>
    <style:style style:name="T33" style:family="text">
      <style:text-properties officeooo:rsid="003a5be7"/>
    </style:style>
    <style:style style:name="T34" style:family="text">
      <style:text-properties officeooo:rsid="003a77c6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a5be7" style:font-weight-asian="normal" style:font-weight-complex="normal"/>
    </style:style>
    <style:style style:name="T37" style:family="text">
      <style:text-properties fo:font-weight="normal" officeooo:rsid="003a77c6" style:font-weight-asian="normal" style:font-weight-complex="normal"/>
    </style:style>
    <style:style style:name="T38" style:family="text">
      <style:text-properties fo:font-weight="normal" officeooo:rsid="0055526b" style:font-weight-asian="normal" style:font-weight-complex="normal"/>
    </style:style>
    <style:style style:name="T39" style:family="text">
      <style:text-properties officeooo:rsid="004a9491"/>
    </style:style>
    <style:style style:name="T40" style:family="text">
      <style:text-properties officeooo:rsid="00789220"/>
    </style:style>
    <style:style style:name="T41" style:family="text">
      <style:text-properties officeooo:rsid="0082518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<text:span text:style-name="T5">{</text:span><text:span text:style-name="T6">d.</text:span><text:span text:style-name="T5">title}</text:span></text:h>
      <text:p text:style-name="Text_20_body">{d.notes}</text:p>
      <text:p text:style-name="P16"><text:span text:style-name="T13">ID</text:span><text:span text:style-name="T8"><text:tab/></text:span><text:span text:style-name="T34">{d.</text:span><text:span text:style-name="T15">name</text:span><text:span text:style-name="T34">:ifEmpty(</text:span><text:span text:style-name="T33">n/a</text:span><text:span text:style-name="T34">)}</text:span></text:p>
      <text:p text:style-name="P16"><text:span text:style-name="T8">Version</text:span><text:span text:style-name="T34"><text:tab/>{d.</text:span><text:span text:style-name="T15">version</text:span><text:span text:style-name="T34">:ifEmpty(</text:span><text:span text:style-name="T15">1.0</text:span><text:span text:style-name="T34">)}</text:span></text:p>
      <text:p text:style-name="P16"><text:span text:style-name="T8">Organisation<text:tab/></text:span><text:span text:style-name="T34">{d.</text:span><text:span text:style-name="T15">organization.title</text:span><text:span text:style-name="T34">:ifEmpty(</text:span><text:span text:style-name="T33">n/a</text:span><text:span text:style-name="T34">)}</text:span></text:p>
      <text:p text:style-name="P19"><text:span text:style-name="T10">Category</text:span><text:span text:style-name="T39"><text:tab/></text:span><text:span text:style-name="T34">{d.</text:span><text:span text:style-name="T30">groups[</text:span><text:span text:style-name="T32">0</text:span><text:span text:style-name="T30">]</text:span><text:span text:style-name="T15">.title</text:span><text:span text:style-name="T34">:ifEmpty(</text:span><text:span text:style-name="T33">n/a</text:span><text:span text:style-name="T34">)} </text:span></text:p>
      <text:p text:style-name="P17"><text:span text:style-name="T7">Author<text:tab/></text:span>{d.author:ifEmpty(<text:span text:style-name="T33">n/a</text:span>)}</text:p>
      <text:p text:style-name="P16"><text:span text:style-name="T12">Author E-Mail</text:span><text:span text:style-name="T7"><text:tab/></text:span>{d.author_email:ifEmpty(<text:span text:style-name="T33">n/a</text:span>)}</text:p>
      <text:p text:style-name="P16"><text:span text:style-name="T8">M</text:span><text:span text:style-name="T7">aintainer<text:tab/></text:span>{d.maintainer:ifEmpty(<text:span text:style-name="T33">n/a</text:span>)}</text:p>
      <text:p text:style-name="P16"><text:span text:style-name="T13">M</text:span><text:span text:style-name="T12">aintainer E-Mail</text:span><text:span text:style-name="T7"><text:tab/></text:span>{d.maintainer _email:ifEmpty(<text:span text:style-name="T33">n/a</text:span>)}</text:p>
      <text:p text:style-name="P16"><text:span text:style-name="T8">License</text:span><text:span text:style-name="T34"><text:tab/>{d.license_title:ifEmpty(</text:span><text:span text:style-name="T33">n/a</text:span><text:span text:style-name="T34">)}</text:span></text:p>
      <text:p text:style-name="P21"><text:span text:style-name="T7">Meta-Data created<text:tab/></text:span><text:span text:style-name="T35">{d.metadata_created:ifEmpty(</text:span><text:span text:style-name="T36">n/a</text:span><text:span text:style-name="T35">)}</text:span></text:p>
      <text:p text:style-name="P16"><text:span text:style-name="T8">Meta-Data </text:span><text:span text:style-name="T13">modified</text:span><text:span text:style-name="T8"><text:tab/></text:span><text:span text:style-name="T37">{d.metadata_modified:ifEmpty(</text:span><text:span text:style-name="T36">n/a</text:span><text:span text:style-name="T37">)}</text:span></text:p>
      <text:p text:style-name="P22"><text:span text:style-name="T8">Meta-Data </text:span><text:span text:style-name="T9">UR</text:span><text:span text:style-name="T11">L</text:span><text:span text:style-name="T9"><text:tab/></text:span><text:span text:style-name="T16">https://ckan.myclimateservice.eu/</text:span><text:span text:style-name="T17">{d.name:ifEmpty()}</text:span></text:p>
      <text:p text:style-name="P18"><text:span text:style-name="T20">Source UR</text:span><text:span text:style-name="T22">L</text:span><text:span text:style-name="T20"><text:tab/></text:span><text:span text:style-name="T25">{d.</text:span><text:span text:style-name="T26">url</text:span><text:span text:style-name="T25">:ifEmpty(</text:span><text:span text:style-name="T27">n/a</text:span><text:span text:style-name="T25">)}</text:span></text:p>
      <text:p text:style-name="P20"><text:span text:style-name="T23">Tags</text:span><text:span text:style-name="T28"><text:tab/></text:span><text:span text:style-name="T25">{d.tags:arrayMap(;  ,|,display_name)}</text:span></text:p>
      <text:p text:style-name="P23"><text:span text:style-name="T13">{d.extras[i].key} <text:tab/></text:span><text:span text:style-name="T17">{d.extras[i].value}</text:span></text:p>
      <text:p text:style-name="P24"><text:span text:style-name="T21">{d.extras[i+1].key} <text:tab/></text:span><text:span text:style-name="T25">{d.extras[i+1].value}</text:span></text:p>
      <text:h text:style-name="Heading_20_3" text:outline-level="3">{d.resources[i].name}</text:h>
      <text:p text:style-name="Text_20_body">{d.resources[i].description}</text:p>
      <text:p text:style-name="P11"><text:span text:style-name="T11">C</text:span><text:span text:style-name="T8">reated<text:tab/></text:span><text:span text:style-name="T37">{d.resources[i].created:ifEmpty(</text:span><text:span text:style-name="T36">n/a</text:span><text:span text:style-name="T37">)}</text:span></text:p>
      <text:p text:style-name="P11"><text:span text:style-name="T14">Last </text:span><text:span text:style-name="T13">modified</text:span><text:span text:style-name="T8"><text:tab/></text:span><text:span text:style-name="T37">{d.resources[i].</text:span><text:span text:style-name="T38">last_</text:span><text:span text:style-name="T37">modified:ifEmpty(</text:span><text:span text:style-name="T36">n/a</text:span><text:span text:style-name="T37">)}</text:span></text:p>
      <text:p text:style-name="P11"><text:span text:style-name="T14">Size</text:span><text:span text:style-name="T8"><text:tab/></text:span><text:span text:style-name="T37">{d.resources[i].</text:span><text:span text:style-name="T18">size</text:span><text:span text:style-name="T37">:ifEmpty(</text:span><text:span text:style-name="T36">n/a</text:span><text:span text:style-name="T37">)}</text:span></text:p>
      <text:p text:style-name="P11"><text:span text:style-name="T14">Format</text:span><text:span text:style-name="T8"><text:tab/></text:span><text:span text:style-name="T37">{d.resources[i].</text:span><text:span text:style-name="T18">format</text:span><text:span text:style-name="T37">:ifEmpty(</text:span><text:span text:style-name="T36">n/a</text:span><text:span text:style-name="T37">)}</text:span></text:p>
      <text:p text:style-name="P12"><text:span text:style-name="T22">URL</text:span><text:span text:style-name="T21"><text:tab/></text:span><text:span text:style-name="T25">{d.resources[i].</text:span><text:span text:style-name="T29">url</text:span><text:span text:style-name="T25">:ifEmpty(</text:span><text:span text:style-name="T27">n/a</text:span><text:span text:style-name="T25">)}</text:span></text:p>
      <text:p text:style-name="P10">{d.resources[i<text:span text:style-name="T40">+1</text:span>].name}</text:p>
      <text:p text:style-name="P13">THE ENDDDDDDDDDDDDDDDDDDDDDDDDDDDD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1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" style:font-family-asian="'Times New Roman'" style:font-family-generic-asian="system" style:font-pitch-asian="variable" style:font-size-asian="11pt" style:language-asian="de" style:country-asian="DE" style:font-name-complex="Times New Roman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104</meta:editing-cycles>
    <meta:print-date>2017-07-28T13:32:00</meta:print-date>
    <meta:creation-date>2019-01-07T09:24:00</meta:creation-date>
    <dc:date>2020-04-03T08:02:47.016000000</dc:date>
    <meta:editing-duration>PT6H14M35S</meta:editing-duration>
    <meta:generator>LibreOffice/6.4.2.2$Windows_X86_64 LibreOffice_project/4e471d8c02c9c90f512f7f9ead8875b57fcb1ec3</meta:generator>
    <meta:document-statistic meta:table-count="3" meta:image-count="2" meta:object-count="0" meta:page-count="1" meta:paragraph-count="35" meta:word-count="97" meta:character-count="1268" meta:non-whitespace-character-count="1202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